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normal" officeooo:rsid="00a6458c" officeooo:paragraph-rsid="00057e2d" fo:background-color="transparent" style:font-weight-asian="normal" style:font-weight-complex="normal"/>
    </style:style>
    <style:style style:name="P2" style:family="paragraph" style:parent-style-name="Standard">
      <style:text-properties fo:color="#000000" fo:font-weight="normal" officeooo:rsid="00072ffd" officeooo:paragraph-rsid="00057e2d" fo:background-color="transparent" style:font-weight-asian="normal" style:font-weight-complex="normal"/>
    </style:style>
    <style:style style:name="P3" style:family="paragraph" style:parent-style-name="Standard">
      <style:text-properties fo:color="#000000" fo:font-weight="normal" officeooo:rsid="00072ffd" officeooo:paragraph-rsid="00076004" fo:background-color="transparent" style:font-weight-asian="normal" style:font-weight-complex="normal"/>
    </style:style>
    <style:style style:name="P4" style:family="paragraph" style:parent-style-name="Standard">
      <style:text-properties fo:color="#000000" fo:font-weight="normal" officeooo:rsid="00072ffd" officeooo:paragraph-rsid="000f004e" fo:background-color="transparent" style:font-weight-asian="normal" style:font-weight-complex="normal"/>
    </style:style>
    <style:style style:name="P5" style:family="paragraph" style:parent-style-name="Standard">
      <style:text-properties fo:color="#000000" fo:font-weight="normal" officeooo:rsid="00072ffd" officeooo:paragraph-rsid="0011d39f" fo:background-color="transparent" style:font-weight-asian="normal" style:font-weight-complex="normal"/>
    </style:style>
    <style:style style:name="P6" style:family="paragraph" style:parent-style-name="Standard">
      <style:text-properties fo:color="#000000" fo:font-weight="normal" officeooo:rsid="0012e9d3" officeooo:paragraph-rsid="00060f59" fo:background-color="transparent" style:font-weight-asian="normal" style:font-weight-complex="normal"/>
    </style:style>
    <style:style style:name="P7" style:family="paragraph" style:parent-style-name="Standard">
      <style:text-properties fo:color="#000000" fo:font-weight="normal" officeooo:rsid="00076004" officeooo:paragraph-rsid="00076004" fo:background-color="transparent" style:font-weight-asian="normal" style:font-weight-complex="normal"/>
    </style:style>
    <style:style style:name="P8" style:family="paragraph" style:parent-style-name="Standard">
      <style:text-properties fo:color="#000000" fo:font-weight="normal" officeooo:rsid="0021dbd5" officeooo:paragraph-rsid="000fd5c0" fo:background-color="transparent" style:font-weight-asian="normal" style:font-weight-complex="normal"/>
    </style:style>
    <style:style style:name="P9" style:family="paragraph" style:parent-style-name="Standard">
      <style:text-properties fo:color="#000000" fo:font-weight="normal" officeooo:rsid="0021dbd5" officeooo:paragraph-rsid="0014ff16" fo:background-color="transparent" style:font-weight-asian="normal" style:font-weight-complex="normal"/>
    </style:style>
    <style:style style:name="P10" style:family="paragraph" style:parent-style-name="Standard">
      <style:text-properties fo:color="#000000" fo:font-weight="normal" officeooo:rsid="0021dbd5" officeooo:paragraph-rsid="0018c919" fo:background-color="transparent" style:font-weight-asian="normal" style:font-weight-complex="normal"/>
    </style:style>
    <style:style style:name="P11" style:family="paragraph" style:parent-style-name="Standard">
      <style:text-properties fo:color="#000000" fo:font-weight="normal" officeooo:rsid="0022d004" officeooo:paragraph-rsid="0011d39f" fo:background-color="transparent" style:font-weight-asian="normal" style:font-weight-complex="normal"/>
    </style:style>
    <style:style style:name="P12" style:family="paragraph" style:parent-style-name="Standard">
      <style:text-properties fo:color="#000000" fo:font-weight="normal" officeooo:rsid="00a7f518" officeooo:paragraph-rsid="0011d39f" fo:background-color="transparent" style:font-weight-asian="normal" style:font-weight-complex="normal"/>
    </style:style>
    <style:style style:name="P13" style:family="paragraph" style:parent-style-name="Standard">
      <style:text-properties fo:color="#000000" fo:font-weight="normal" officeooo:rsid="002ae308" officeooo:paragraph-rsid="0011d39f" fo:background-color="transparent" style:font-weight-asian="normal" style:font-weight-complex="normal"/>
    </style:style>
    <style:style style:name="P14" style:family="paragraph" style:parent-style-name="Standard">
      <style:text-properties fo:color="#000000" fo:font-weight="normal" officeooo:rsid="002564ba" officeooo:paragraph-rsid="0011d39f" fo:background-color="transparent" style:font-weight-asian="normal" style:font-weight-complex="normal"/>
    </style:style>
    <style:style style:name="P15" style:family="paragraph" style:parent-style-name="Standard">
      <style:text-properties fo:color="#000000" fo:font-weight="normal" officeooo:rsid="0030973b" officeooo:paragraph-rsid="0011d39f" fo:background-color="transparent" style:font-weight-asian="normal" style:font-weight-complex="normal"/>
    </style:style>
    <style:style style:name="P16" style:family="paragraph" style:parent-style-name="Standard">
      <style:text-properties fo:color="#000000" fo:font-weight="normal" officeooo:rsid="0030973b" officeooo:paragraph-rsid="0039bec7" fo:background-color="transparent" style:font-weight-asian="normal" style:font-weight-complex="normal"/>
    </style:style>
    <style:style style:name="P17" style:family="paragraph" style:parent-style-name="Standard">
      <style:text-properties fo:color="#000000" fo:font-weight="normal" officeooo:rsid="0030973b" officeooo:paragraph-rsid="00396aa8" fo:background-color="transparent" style:font-weight-asian="normal" style:font-weight-complex="normal"/>
    </style:style>
    <style:style style:name="P18" style:family="paragraph" style:parent-style-name="Standard">
      <style:text-properties fo:color="#000000" fo:font-weight="normal" officeooo:rsid="001a10b6" officeooo:paragraph-rsid="001a10b6" fo:background-color="transparent" style:font-weight-asian="normal" style:font-weight-complex="normal"/>
    </style:style>
    <style:style style:name="P19" style:family="paragraph" style:parent-style-name="Standard">
      <style:text-properties fo:color="#000000" fo:font-weight="normal" officeooo:rsid="00396aa8" officeooo:paragraph-rsid="00396aa8" fo:background-color="transparent" style:font-weight-asian="normal" style:font-weight-complex="normal"/>
    </style:style>
    <style:style style:name="P20" style:family="paragraph" style:parent-style-name="Standard">
      <style:text-properties fo:color="#000000" fo:font-weight="bold" officeooo:rsid="00060f59" officeooo:paragraph-rsid="00060f59" fo:background-color="transparent" style:font-weight-asian="bold" style:font-weight-complex="bold"/>
    </style:style>
    <style:style style:name="P21" style:family="paragraph" style:parent-style-name="Standard">
      <style:text-properties fo:color="#000000" fo:font-weight="bold" officeooo:rsid="00076004" officeooo:paragraph-rsid="00076004" fo:background-color="transparent" style:font-weight-asian="bold" style:font-weight-complex="bold"/>
    </style:style>
    <style:style style:name="P22" style:family="paragraph" style:parent-style-name="Standard">
      <style:text-properties fo:color="#000000" fo:font-weight="bold" officeooo:rsid="000d5ad1" officeooo:paragraph-rsid="000d5ad1" fo:background-color="transparent" style:font-weight-asian="bold" style:font-weight-complex="bold"/>
    </style:style>
    <style:style style:name="P23" style:family="paragraph" style:parent-style-name="Standard">
      <style:text-properties fo:color="#000000" fo:font-weight="bold" officeooo:rsid="0011d39f" officeooo:paragraph-rsid="0011d39f" fo:background-color="transparent" style:font-weight-asian="bold" style:font-weight-complex="bold"/>
    </style:style>
    <style:style style:name="P24" style:family="paragraph" style:parent-style-name="Standard">
      <style:text-properties fo:color="#000000" fo:font-weight="bold" officeooo:rsid="00072ffd" officeooo:paragraph-rsid="0011d39f" fo:background-color="transparent" style:font-weight-asian="bold" style:font-weight-complex="bold"/>
    </style:style>
    <style:style style:name="P25" style:family="paragraph" style:parent-style-name="Standard">
      <style:text-properties fo:color="#000000" fo:font-weight="bold" officeooo:rsid="002564ba" officeooo:paragraph-rsid="0011d39f" fo:background-color="transparent" style:font-weight-asian="bold" style:font-weight-complex="bold"/>
    </style:style>
    <style:style style:name="P26" style:family="paragraph" style:parent-style-name="Standard">
      <style:text-properties fo:color="#000000" fo:font-weight="bold" officeooo:rsid="0014ff16" officeooo:paragraph-rsid="0014ff16" fo:background-color="transparent" style:font-weight-asian="bold" style:font-weight-complex="bold"/>
    </style:style>
    <style:style style:name="P27" style:family="paragraph" style:parent-style-name="Standard">
      <style:text-properties fo:color="#000000" fo:font-weight="bold" officeooo:rsid="00396aa8" officeooo:paragraph-rsid="00396aa8" fo:background-color="transparent" style:font-weight-asian="bold" style:font-weight-complex="bold"/>
    </style:style>
    <style:style style:name="P28" style:family="paragraph" style:parent-style-name="Standard">
      <style:text-properties fo:color="#000000" officeooo:rsid="0012e9d3" officeooo:paragraph-rsid="00060f59"/>
    </style:style>
    <style:style style:name="P29" style:family="paragraph" style:parent-style-name="Standard">
      <style:text-properties fo:color="#000000" officeooo:rsid="001e46c9" officeooo:paragraph-rsid="000fd5c0"/>
    </style:style>
    <style:style style:name="P30" style:family="paragraph" style:parent-style-name="Standard">
      <style:text-properties fo:color="#000000" officeooo:rsid="001c47a5" officeooo:paragraph-rsid="000fd5c0"/>
    </style:style>
    <style:style style:name="P31" style:family="paragraph" style:parent-style-name="Standard">
      <style:text-properties fo:color="#000000" officeooo:rsid="001c47a5" officeooo:paragraph-rsid="0014ff16"/>
    </style:style>
    <style:style style:name="P32" style:family="paragraph" style:parent-style-name="Standard">
      <style:text-properties fo:color="#000000" officeooo:rsid="0021dbd5" officeooo:paragraph-rsid="000fd5c0"/>
    </style:style>
    <style:style style:name="P33" style:family="paragraph" style:parent-style-name="Standard">
      <style:text-properties fo:color="#000000" officeooo:rsid="0021dbd5" officeooo:paragraph-rsid="0014ff16"/>
    </style:style>
    <style:style style:name="P34" style:family="paragraph" style:parent-style-name="Standard">
      <style:text-properties fo:color="#000000" officeooo:rsid="002564ba" officeooo:paragraph-rsid="0011d39f"/>
    </style:style>
    <style:style style:name="P35" style:family="paragraph" style:parent-style-name="Standard">
      <style:text-properties fo:color="#000000" officeooo:rsid="002ae308" officeooo:paragraph-rsid="0011d39f"/>
    </style:style>
    <style:style style:name="P36" style:family="paragraph" style:parent-style-name="Standard">
      <style:text-properties fo:color="#000000" officeooo:rsid="00368493" officeooo:paragraph-rsid="0011d39f"/>
    </style:style>
    <style:style style:name="P37" style:family="paragraph" style:parent-style-name="Standard">
      <style:text-properties fo:color="#000000" officeooo:rsid="004c8a4e" officeooo:paragraph-rsid="0011d39f"/>
    </style:style>
    <style:style style:name="P38" style:family="paragraph" style:parent-style-name="Standard">
      <style:text-properties fo:color="#000000" officeooo:rsid="004ca7ef" officeooo:paragraph-rsid="0011d39f"/>
    </style:style>
    <style:style style:name="P39" style:family="paragraph" style:parent-style-name="Standard">
      <style:text-properties fo:color="#000000" officeooo:rsid="0030973b" officeooo:paragraph-rsid="0011d39f"/>
    </style:style>
    <style:style style:name="P40" style:family="paragraph" style:parent-style-name="Standard">
      <style:text-properties fo:font-weight="bold" officeooo:rsid="000e82d7" officeooo:paragraph-rsid="00057e2d" fo:background-color="transparent" style:font-weight-asian="bold" style:font-weight-complex="bold"/>
    </style:style>
    <style:style style:name="P41" style:family="paragraph" style:parent-style-name="Standard">
      <style:text-properties fo:font-weight="bold" officeooo:rsid="00060f59" officeooo:paragraph-rsid="00060f59" fo:background-color="transparent" style:font-weight-asian="bold" style:font-weight-complex="bold"/>
    </style:style>
    <style:style style:name="P42" style:family="paragraph" style:parent-style-name="Standard">
      <style:text-properties fo:font-weight="bold" officeooo:paragraph-rsid="00076004" style:font-weight-asian="bold" style:font-weight-complex="bold"/>
    </style:style>
    <style:style style:name="P43" style:family="paragraph" style:parent-style-name="Standard">
      <style:text-properties fo:font-weight="normal" officeooo:rsid="000e82d7" officeooo:paragraph-rsid="00057e2d" fo:background-color="transparent" style:font-weight-asian="normal" style:font-weight-complex="normal"/>
    </style:style>
    <style:style style:name="P44" style:family="paragraph" style:parent-style-name="Standard">
      <style:text-properties fo:font-weight="normal" officeooo:rsid="00072ffd" officeooo:paragraph-rsid="00057e2d" fo:background-color="transparent" style:font-weight-asian="normal" style:font-weight-complex="normal"/>
    </style:style>
    <style:style style:name="P45" style:family="paragraph" style:parent-style-name="Standard">
      <style:text-properties fo:font-weight="normal" officeooo:rsid="00072ffd" officeooo:paragraph-rsid="000a2233" fo:background-color="transparent" style:font-weight-asian="normal" style:font-weight-complex="normal"/>
    </style:style>
    <style:style style:name="P46" style:family="paragraph" style:parent-style-name="Standard">
      <style:text-properties fo:font-weight="normal" officeooo:rsid="003ee1d0" officeooo:paragraph-rsid="003ee1d0" fo:background-color="transparent" style:font-weight-asian="normal" style:font-weight-complex="normal"/>
    </style:style>
    <style:style style:name="P47" style:family="paragraph" style:parent-style-name="Standard">
      <style:text-properties officeooo:rsid="0008f6d0" officeooo:paragraph-rsid="00057e2d" fo:background-color="#fff200"/>
    </style:style>
    <style:style style:name="P48" style:family="paragraph" style:parent-style-name="Standard">
      <style:text-properties style:text-underline-style="solid" style:text-underline-width="auto" style:text-underline-color="font-color" officeooo:rsid="000b672a" officeooo:paragraph-rsid="000b672a" fo:background-color="#ffffff"/>
    </style:style>
    <style:style style:name="P49" style:family="paragraph" style:parent-style-name="Standard">
      <style:text-properties fo:color="#ce181e" fo:font-weight="normal" officeooo:rsid="0030973b" officeooo:paragraph-rsid="0039d7b6" fo:background-color="transparent" style:font-weight-asian="normal" style:font-weight-complex="normal"/>
    </style:style>
    <style:style style:name="P50" style:family="paragraph" style:parent-style-name="Standard">
      <style:paragraph-properties fo:break-before="page"/>
      <style:text-properties officeooo:rsid="003de4ed" officeooo:paragraph-rsid="003de4ed" fo:background-color="#fff200"/>
    </style:style>
    <style:style style:name="P51" style:family="paragraph" style:parent-style-name="Standard">
      <style:text-properties fo:color="#000000" fo:font-weight="normal" officeooo:rsid="0030973b" officeooo:paragraph-rsid="00396aa8" fo:background-color="transparent" style:font-weight-asian="normal" style:font-weight-complex="normal"/>
    </style:style>
    <style:style style:name="T1" style:family="text">
      <style:text-properties officeooo:rsid="000e82d7"/>
    </style:style>
    <style:style style:name="T2" style:family="text">
      <style:text-properties fo:color="#000000" officeooo:rsid="00076004" fo:background-color="transparent" loext:char-shading-value="0"/>
    </style:style>
    <style:style style:name="T3" style:family="text">
      <style:text-properties fo:font-weight="normal" officeooo:rsid="00072ffd" fo:background-color="transparent" loext:char-shading-value="0" style:font-weight-asian="normal" style:font-weight-complex="normal"/>
    </style:style>
    <style:style style:name="T4" style:family="text">
      <style:text-properties fo:font-weight="normal" officeooo:rsid="002ae308" fo:background-color="transparent" loext:char-shading-value="0" style:font-weight-asian="normal" style:font-weight-complex="normal"/>
    </style:style>
    <style:style style:name="T5" style:family="text">
      <style:text-properties fo:font-weight="normal" officeooo:rsid="00b076d7" fo:background-color="transparent" loext:char-shading-value="0" style:font-weight-asian="normal" style:font-weight-complex="normal"/>
    </style:style>
    <style:style style:name="T6" style:family="text">
      <style:text-properties officeooo:rsid="000a2233"/>
    </style:style>
    <style:style style:name="T7" style:family="text">
      <style:text-properties officeooo:rsid="000d5ad1"/>
    </style:style>
    <style:style style:name="T8" style:family="text">
      <style:text-properties officeooo:rsid="001c47a5"/>
    </style:style>
    <style:style style:name="T9" style:family="text">
      <style:text-properties officeooo:rsid="00158ac7"/>
    </style:style>
    <style:style style:name="T10" style:family="text">
      <style:text-properties officeooo:rsid="00496467"/>
    </style:style>
    <style:style style:name="T11" style:family="text">
      <style:text-properties officeooo:rsid="000fd5c0"/>
    </style:style>
    <style:style style:name="T12" style:family="text">
      <style:text-properties officeooo:rsid="0011d39f"/>
    </style:style>
    <style:style style:name="T13" style:family="text">
      <style:text-properties officeooo:rsid="0021dbd5"/>
    </style:style>
    <style:style style:name="T14" style:family="text">
      <style:text-properties officeooo:rsid="00b076d7"/>
    </style:style>
    <style:style style:name="T15" style:family="text">
      <style:text-properties officeooo:rsid="00a94f04"/>
    </style:style>
    <style:style style:name="T16" style:family="text">
      <style:text-properties officeooo:rsid="00072ffd"/>
    </style:style>
    <style:style style:name="T17" style:family="text">
      <style:text-properties officeooo:rsid="0027d5a1"/>
    </style:style>
    <style:style style:name="T18" style:family="text">
      <style:text-properties officeooo:rsid="002561c9"/>
    </style:style>
    <style:style style:name="T19" style:family="text">
      <style:text-properties officeooo:rsid="004c8a4e"/>
    </style:style>
    <style:style style:name="T20" style:family="text">
      <style:text-properties officeooo:rsid="0030973b"/>
    </style:style>
    <style:style style:name="T21" style:family="text">
      <style:text-properties officeooo:rsid="004ca7ef"/>
    </style:style>
    <style:style style:name="T22" style:family="text">
      <style:text-properties officeooo:rsid="003a1e21"/>
    </style:style>
    <style:style style:name="T23" style:family="text">
      <style:text-properties officeooo:rsid="003ddc5d"/>
    </style:style>
    <style:style style:name="T24" style:family="text">
      <style:text-properties officeooo:rsid="003f9cd6"/>
    </style:style>
    <style:style style:name="T25" style:family="text">
      <style:text-properties officeooo:rsid="0040ab9c"/>
    </style:style>
    <style:style style:name="T26" style:family="text">
      <style:text-properties officeooo:rsid="004d66d3"/>
    </style:style>
    <style:style style:name="T27" style:family="text">
      <style:text-properties officeooo:rsid="0041a2db"/>
    </style:style>
    <style:style style:name="T28" style:family="text">
      <style:text-properties officeooo:rsid="0054dc88"/>
    </style:style>
    <style:style style:name="T29" style:family="text">
      <style:text-properties officeooo:rsid="00536288"/>
    </style:style>
    <style:style style:name="T30" style:family="text">
      <style:text-properties officeooo:rsid="0056b4d8"/>
    </style:style>
    <style:style style:name="T31" style:family="text">
      <style:text-properties officeooo:rsid="0014ff16"/>
    </style:style>
    <style:style style:name="T32" style:family="text">
      <style:text-properties officeooo:rsid="0018c919"/>
    </style:style>
    <style:style style:name="T33" style:family="text">
      <style:text-properties officeooo:rsid="00396aa8"/>
    </style:style>
    <style:style style:name="T34" style:family="text">
      <style:text-properties officeooo:rsid="0039d7b6"/>
    </style:style>
    <style:style style:name="T35" style:family="text">
      <style:text-properties officeooo:rsid="003eb79e"/>
    </style:style>
    <style:style style:name="T36" style:family="text">
      <style:text-properties officeooo:rsid="003fe2db"/>
    </style:style>
    <style:style style:name="T37" style:family="text">
      <style:text-properties officeooo:rsid="0044e3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Maira Pinto+ Roberto Paolella - 26/11/2018</text:p>
      <text:p text:style-name="P47"/>
      <text:p text:style-name="P48"><text:span text:style-name="T35">Healthy Subject</text:span>:</text:p>
      <text:p text:style-name="P40"/>
      <text:p text:style-name="P41">#converting dicom dMRI to mif</text:p>
      <text:p text:style-name="P43">mrconvert 9_DTI/DICOM/ <text:s/>DTI_9.mif</text:p>
      <text:p text:style-name="P45">mrconvert 10_b0/DICOM/ <text:span text:style-name="T6">DTI_10</text:span>.mif</text:p>
      <text:p text:style-name="P45">mrconvert 11_DTI/DICOM/ <text:s/>DTI_11.mif</text:p>
      <text:p text:style-name="P45">mrconvert 12_b0/DICOM/ DTI_12.mif</text:p>
      <text:p text:style-name="P44"/>
      <text:p text:style-name="P46">mrinfo <text:span text:style-name="T16">DTI_12.mif </text:span></text:p>
      <text:p text:style-name="P44"/>
      <text:p text:style-name="P41">#convert dicom T1 to mif</text:p>
      <text:p text:style-name="P2">mrconvert 3_T1/DICOM/ -datatype uint16le T1.mif</text:p>
      <text:p text:style-name="P1"/>
      <text:p text:style-name="P20">#concatenating DTI images – 2 sets of diffusion acquisition AP + <text:span text:style-name="T36">2</text:span> b0 PA</text:p>
      <text:p text:style-name="P1"><text:bookmark-start text:name="__DdeLink__879_3018947901"/><text:bookmark-start text:name="__DdeLink__881_3018947901"/>mrcat -<text:span text:style-name="T6">axis 3 DTI_9.mif DTI_</text:span>11<text:span text:style-name="T1">.mif DTI_10.mif DTI_</text:span>12<text:span text:style-name="T1">.mif DTI.mif</text:span><text:bookmark-end text:name="__DdeLink__879_3018947901"/><text:bookmark-end text:name="__DdeLink__881_3018947901"/></text:p>
      <text:p text:style-name="P44"/>
      <text:p text:style-name="P20">#denoising of DTI</text:p>
      <text:p text:style-name="P6">dwidenoise DTI.mif DTI_denoised.mif -noise DTI_noise.mif</text:p>
      <text:p text:style-name="P28">mrcalc DTI.mif DTI_denoised.mif -subtract DTI_residual.mif</text:p>
      <text:p text:style-name="P6">mrview DTI_residual.mif </text:p>
      <text:p text:style-name="P6"/>
      <text:p text:style-name="P42"><text:span text:style-name="T2">#</text:span>Remove Gibbs Ringing Artifacts<text:span text:style-name="T37">a</text:span></text:p>
      <text:p text:style-name="P7">mrdegibbs DTI_denoised.mif DTI_denoised_gibbs.mif</text:p>
      <text:p text:style-name="P7"/>
      <text:p text:style-name="P21">#Preproc</text:p>
      <text:p text:style-name="P4">dwipreproc DTI_denoised_<text:span text:style-name="T7">gibbs</text:span>.mif DTI_denoised_<text:span text:style-name="T7">gibbs</text:span>_preproc.mif -rpe_header -eddy_options " <text:s/>--slm=linear <text:s/>"</text:p>
      <text:p text:style-name="P3"/>
      <text:p text:style-name="P22">#Create DTI mask</text:p>
      <text:p text:style-name="P29">mrconvert <text:span text:style-name="T9">DTI_denoised_gibbs_preproc.mif -strides -1,2,3 -export_grad_fsl bvec bval DTI_denoised_gibbs_preproc.nii </text:span></text:p>
      <text:p text:style-name="P30"/>
      <text:p text:style-name="P30">bet DTI_denoised_<text:span text:style-name="T11">gibbs</text:span>_preproc.nii DTI_<text:span text:style-name="T10">bet</text:span>.nii -m -f 0.2</text:p>
      <text:p text:style-name="P32"/>
      <text:p text:style-name="P8">mrconvert DTI<text:span text:style-name="T8">_bet</text:span>_mask.nii.gz DTI<text:span text:style-name="T8">_</text:span>mask.mif</text:p>
      <text:p text:style-name="P8"/>
      <text:p text:style-name="P23">#Bias correction</text:p>
      <text:p text:style-name="P11">dwibiascorrect -ants -mask <text:span text:style-name="T13">DTI_mask.mif DTI_denoised_gibbs_preproc.mif DTI_denoised_gibbs_preproc_</text:span>bias<text:span text:style-name="T13">.mif </text:span></text:p>
      <text:p text:style-name="P11"/>
      <text:p text:style-name="P23">#Mean b0s</text:p>
      <text:p text:style-name="P12">dwiextract DTI_denoised_<text:span text:style-name="T12">gibbs</text:span>_preproc_<text:span text:style-name="T14">bias</text:span>.mif DTI_b0<text:span text:style-name="T15">s</text:span>.mif -bzero</text:p>
      <text:p text:style-name="P12"/>
      <text:p text:style-name="P5">mrmath DTI_b0s.mif mean DTI_meanb0.mif -axis 3</text:p>
      <text:p text:style-name="P5"/>
      <text:p text:style-name="P26">#New DTI mask</text:p>
      <text:p text:style-name="P13">mrconvert <text:span text:style-name="T16">DTI_meanb0.mif DTI_meanb0</text:span>.nii.<text:span text:style-name="T14">gz</text:span> <text:span text:style-name="T9">-strides -1,2,3</text:span></text:p>
      <text:p text:style-name="P13"/>
      <text:p text:style-name="P31">bet <text:span text:style-name="T3">DTI_meanb0</text:span><text:span text:style-name="T4">.nii.</text:span><text:span text:style-name="T5">gz </text:span>DTI_<text:span text:style-name="T10">bet_new</text:span>.nii -m -f 0.2</text:p>
      <text:p text:style-name="P33"/>
      <text:p text:style-name="P9"><text:soft-page-break/>mrconvert DTI<text:span text:style-name="T8">_bet</text:span>_<text:span text:style-name="T31">new_</text:span>mask.nii.gz DTI<text:span text:style-name="T8">_</text:span>mask_<text:span text:style-name="T31">new</text:span>.mif</text:p>
      <text:p text:style-name="P24"/>
      <text:p text:style-name="P23">#Tensor estimation and parameters estimation</text:p>
      <text:p text:style-name="P14">dwi2tensor -<text:span text:style-name="T17">iter 5</text:span> -mask <text:span text:style-name="T13">DTI_mask_new.mif <text:s/>DTI_denoised_gibbs_preproc_bias.mif DTI_</text:span>tensor<text:span text:style-name="T18">.mif </text:span></text:p>
      <text:p text:style-name="P14"/>
      <text:p text:style-name="P34">tensor2metric -adc MD.mif -fa FA.mif -ad AD.mif -rd RD.mif -vector VEC.mif -value VAL.mif -mask <text:span text:style-name="T13">DTI_mask_new.mif DTI_</text:span>tensor<text:span text:style-name="T18">.mif </text:span></text:p>
      <text:p text:style-name="P25"/>
      <text:p text:style-name="P10">mrstats <text:span text:style-name="T32">FA</text:span>.mif <text:s/><text:span text:style-name="T32">(FA values higher than 1 – what to do?)</text:span></text:p>
      <text:p text:style-name="P25"/>
      <text:p text:style-name="P15"/>
      <text:p text:style-name="P27"><text:bookmark-start text:name="__DdeLink__632_3538634184"/>#AMP2SH</text:p>
      <text:p text:style-name="P19">mrcalc DTI_denoised_gibbs_preproc_bias.mif DTI_mask_new.mif -mult result.mif</text:p>
      <text:p text:style-name="P15">amp2sh result.mif result_shnorm.mif -normalise</text:p>
      <text:p text:style-name="P15"/>
      <text:p text:style-name="P16">fast -g -o DWseg DTI_bet_new.nii.gz</text:p>
      <text:p text:style-name="P19">mrcalc DTI_denoised_gibbs_preproc_bias.mif D<text:span text:style-name="T34">W</text:span>seg_seg_1.nii.gz -mult result_wm.mif</text:p>
      <text:p text:style-name="P49">amp2sh result_<text:span text:style-name="T34">wm</text:span>.mif result_<text:span text:style-name="T34">wm_</text:span>shnorm.mif -normalise<text:bookmark-end text:name="__DdeLink__632_3538634184"/></text:p>
      <text:p text:style-name="P15"/>
      <text:p text:style-name="P23">#T1 in DTI space</text:p>
      <text:p text:style-name="P18">mrconvert T1.mif T1.nii -strides -1,2,3</text:p>
      <text:p text:style-name="P18"/>
      <text:p text:style-name="P35"><text:bookmark-start text:name="__DdeLink__2014_26120017201"/>bet T1.nii T1_bet.nii -<text:span text:style-name="T19">m </text:span>-R -f 0.2<text:bookmark-end text:name="__DdeLink__2014_26120017201"/> <text:s/></text:p>
      <text:p text:style-name="P36"/>
      <text:p text:style-name="P37"><text:span text:style-name="T20">fast -g -o T1seg -b T1biasfield.nii -B T1_biascorrected.nii T1_bet.nii.</text:span>gz</text:p>
      <text:p text:style-name="P38"/>
      <text:p text:style-name="P39">flirt -in <text:span text:style-name="T21">DTI_mean</text:span>b0.nii.<text:span text:style-name="T21">gz</text:span> -ref T1_<text:span text:style-name="T22">bet</text:span>.nii.<text:span text:style-name="T22">gz </text:span>-omat tmpT1b0.mat -<text:span text:style-name="T23">dof 6 </text:span></text:p>
      <text:p text:style-name="P35"/>
      <text:p text:style-name="P39">flirt -in <text:span text:style-name="T21">DTI_mean</text:span>b0.nii.<text:span text:style-name="T21">gz</text:span> -ref T1_<text:span text:style-name="T22">bet</text:span>.nii.<text:span text:style-name="T22">gz</text:span> -dof <text:span text:style-name="T24">6</text:span> -cost bbr -wmseg T1seg_seg_2.nii.gz <text:s/>-init tmpT1b0.mat -<text:span text:style-name="T25">applyxfm </text:span><text:s/>-omat b02T1-bbr.mat -schedule $FSLDIR/etc/flirtsch/bbr.sch</text:p>
      <text:p text:style-name="P39"/>
      <text:p text:style-name="P39">transformconvert b02T1-bbr.mat <text:s/><text:span text:style-name="T21">DTI_mean</text:span>b0.nii.<text:span text:style-name="T26">gz</text:span> T1_<text:span text:style-name="T25">bet</text:span>.nii.<text:span text:style-name="T25">gz</text:span> <text:s/>flirt_import b02T1-bbr.mrtrix</text:p>
      <text:p text:style-name="P39"/>
      <text:p text:style-name="P39">mrtransform T1_<text:span text:style-name="T25">bet</text:span>.nii.<text:span text:style-name="T25">gz</text:span> -linear b02T1-bbr.mrtri<text:span text:style-name="T27">x</text:span> T1_<text:span text:style-name="T28">bet</text:span>_coreg.nii.<text:span text:style-name="T26">gz</text:span> -inverse</text:p>
      <text:p text:style-name="P39"/>
      <text:p text:style-name="P39">mrtransform T1.<text:span text:style-name="T29">mif</text:span> -linear b02T1-bbr.mrtri<text:span text:style-name="T27">x</text:span> T1_<text:span text:style-name="T29">wholehead_</text:span>coreg.<text:span text:style-name="T29">mif</text:span> -inverse</text:p>
      <text:p text:style-name="P39"/>
      <text:p text:style-name="P15">mrtransform T1_<text:span text:style-name="T30">bet_mask.nii.gz</text:span> -linear b02T1-bbr.mrtri<text:span text:style-name="T27">x</text:span> T1_<text:span text:style-name="T30">mask_coreg</text:span>.<text:span text:style-name="T29">mif</text:span> -inverse</text:p>
      <text:p text:style-name="P15"/>
      <text:p text:style-name="P17"><text:span text:style-name="T33">mrtransform </text:span>T1seg_seg_2.nii.gz -<text:span text:style-name="T33">linear </text:span>b02T1-bbr.mrtri<text:span text:style-name="T27">x</text:span> T1_<text:span text:style-name="T33">wm_coreg</text:span>.<text:span text:style-name="T29">mif</text:span> -inverse</text:p>
      <text:p text:style-name="P17"/>
      <text:p text:style-name="P17"><text:s/>/home/visionlab/mrtrix3-registration_multi_contrast/bin/population_template sh_b0000 sh_b0000.mif + sh_b1000 sh_b1000.mif -mask_dir mask -warp_dir warp -voxel_size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7:50:30.067636953</meta:creation-date>
    <meta:generator>LibreOffice/6.1.2.1$Linux_X86_64 LibreOffice_project/10$Build-1</meta:generator>
    <dc:date>2018-12-07T17:25:25.691228973</dc:date>
    <meta:editing-duration>PT5H31M9S</meta:editing-duration>
    <meta:editing-cycles>19</meta:editing-cycles>
    <meta:document-statistic meta:table-count="0" meta:image-count="0" meta:object-count="0" meta:page-count="2" meta:paragraph-count="55" meta:word-count="303" meta:character-count="3047" meta:non-whitespace-character-count="2778"/>
  </office:meta>
</office:document-meta>
</file>